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f58220" draw:textarea-horizontal-align="justify" draw:textarea-vertical-align="middle" draw:auto-grow-height="false" fo:min-height="0.915cm" fo:min-width="1.727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0.914cm" fo:min-width="1.726cm"/>
    </style:style>
    <style:style style:name="gr3" style:family="graphic" style:parent-style-name="standard">
      <style:graphic-properties draw:textarea-horizontal-align="justify" draw:textarea-vertical-align="middle" draw:auto-grow-height="false" fo:min-height="0.914cm" fo:min-width="1.726cm"/>
    </style:style>
    <style:style style:name="gr4" style:family="graphic" style:parent-style-name="standard">
      <style:graphic-properties draw:textarea-horizontal-align="justify" draw:textarea-vertical-align="middle" draw:auto-grow-height="false" fo:min-height="0.915cm" fo:min-width="1.727cm"/>
    </style:style>
    <style:style style:name="gr5" style:family="graphic" style:parent-style-name="standard">
      <style:graphic-properties draw:textarea-horizontal-align="justify" draw:textarea-vertical-align="middle" draw:auto-grow-height="false" fo:min-height="1.018cm" fo:min-width="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ed1c21" draw:fill="none" draw:fill-color="#ffffff" draw:textarea-horizontal-align="left" draw:auto-grow-height="true" draw:auto-grow-width="false" fo:min-height="0.55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3cm" fo:min-width="0cm"/>
    </style:style>
    <style:style style:name="gr14" style:family="graphic" style:parent-style-name="standard">
      <style:graphic-properties draw:stroke="none" svg:stroke-color="#ed1c21" draw:fill="none" draw:fill-color="#ffffff" draw:textarea-horizontal-align="left" draw:auto-grow-height="true" draw:auto-grow-width="false" fo:min-height="1.11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0" style:family="graphic" style:parent-style-name="standard">
      <style:graphic-properties draw:stroke="none" svg:stroke-color="#ed1c21" draw:fill="none" draw:fill-color="#ffffff" draw:textarea-horizontal-align="left" draw:auto-grow-height="true" draw:auto-grow-width="false" fo:min-height="0.75cm" fo:min-width="0cm"/>
    </style:style>
    <style:style style:name="gr21" style:family="graphic" style:parent-style-name="standard">
      <style:graphic-properties draw:stroke="none" svg:stroke-color="#000000" draw:fill="none" draw:fill-color="#ffffff" fo:min-height="2.15cm"/>
    </style:style>
    <style:style style:name="P1" style:family="paragraph">
      <style:paragraph-properties fo:text-align="center"/>
    </style:style>
    <style:style style:name="P2" style:family="paragraph">
      <loext:graphic-properties draw:fill-color="#f58220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6" style:family="paragraph">
      <loext:graphic-properties draw:fill="none" draw:fill-color="#ffffff"/>
      <style:text-properties fo:color="#000000" fo:font-size="14pt" fo:font-weight="normal" style:font-size-asian="14pt" style:font-size-complex="14pt"/>
    </style:style>
    <style:style style:name="P7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70%" fo:font-weight="bold" style:font-weight-asian="bold" style:font-weight-complex="bold"/>
    </style:style>
    <style:style style:name="T3" style:family="text">
      <style:text-properties style:text-position="super 70%" fo:font-weight="bold" style:font-weight-asian="bold" style:font-weight-complex="bold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000000" style:font-name="Liberation Sans1" fo:font-size="14pt" style:font-name-asian="Liberation Sans1" style:font-size-asian="14pt" style:font-name-complex="Liberation Sans1" style:font-size-complex="14pt"/>
    </style:style>
    <style:style style:name="T6" style:family="text">
      <style:text-properties fo:color="#000000" style:text-position="super 70%" fo:font-size="14pt" style:font-size-asian="14pt" style:font-size-complex="14pt"/>
    </style:style>
    <style:style style:name="T7" style:family="text">
      <style:text-properties fo:color="#000000" fo:font-size="14pt" fo:font-weight="normal" style:font-size-asian="14pt" style:font-size-complex="14pt"/>
    </style:style>
    <style:style style:name="T8" style:family="text">
      <style:text-properties fo:color="#000000" style:text-position="sub 70%" fo:font-size="16pt" fo:font-weight="normal" style:font-size-asian="16pt" style:font-size-complex="16pt"/>
    </style:style>
    <style:style style:name="T9" style:family="text">
      <style:text-properties style:text-position="sub 70%"/>
    </style:style>
    <style:style style:name="T10" style:family="text">
      <style:text-properties style:text-position="super 70%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2.227cm" svg:height="1.165cm" svg:x="12.673cm" svg:y="6.7cm">
          <text:p text:style-name="P1"><text:span text:style-name="T1">C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226cm" svg:height="1.164cm" svg:x="13.238cm" svg:y="9.9cm">
          <text:p text:style-name="P1"><text:span text:style-name="T1">HC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2.226cm" svg:height="1.164cm" svg:x="11.312cm" svg:y="2.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4" draw:id="id14" draw:layer="layout" svg:width="2.227cm" svg:height="1.165cm" svg:x="23.538cm" svg:y="10.764cm">
          <text:p text:style-name="P1"><text:span text:style-name="T1">CH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226cm" svg:height="1.164cm" svg:x="7.62cm" svg:y="11.627cm">
          <text:p text:style-name="P1"><text:span text:style-name="T1">HCN</text:span><text:span text:style-name="T3">+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2.5cm" svg:height="1.268cm" svg:x="9.8cm" svg:y="14.932cm">
          <text:p text:style-name="P1"><text:span text:style-name="T1">HCNH</text:span><text:span text:style-name="T3">+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2.227cm" svg:height="1.165cm" svg:x="6.6cm" svg:y="7.3cm">
          <text:p text:style-name="P1"><text:span text:style-name="T1">CN</text:span><text:span text:style-name="T3">+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3.786cm" svg:y1="7.865cm" svg:x2="13.786cm" svg:y2="7.865cm" draw:start-shape="id1" draw:start-glue-point="2" draw:end-shape="id1" draw:end-glue-point="2" svg:d="M13786 7865z" svg:viewBox="0 0 1 1">
          <text:p/>
        </draw:connector>
        <draw:connector draw:style-name="gr6" draw:text-style-name="P4" draw:layer="layout" draw:type="curve" svg:x1="13.786cm" svg:y1="6.7cm" svg:x2="13.538cm" svg:y2="2.782cm" draw:start-shape="id1" draw:start-glue-point="0" draw:end-shape="id2" draw:end-glue-point="1" svg:d="M13786 6700c0-2502 127-2085 253-2439s250-1479-501-1479" svg:viewBox="0 0 597 3919">
          <text:p/>
        </draw:connector>
        <draw:connector draw:style-name="gr7" draw:text-style-name="P4" draw:layer="layout" draw:type="curve" svg:x1="8.733cm" svg:y1="11.627cm" svg:x2="12.673cm" svg:y2="7.282cm" draw:start-shape="id3" draw:start-glue-point="0" draw:end-shape="id1" draw:end-glue-point="3" svg:d="M8733 11627c0-2897 1313-4345 3940-4345" svg:viewBox="0 0 3941 4346">
          <text:p/>
        </draw:connector>
        <draw:connector draw:style-name="gr6" draw:text-style-name="P4" draw:layer="layout" draw:type="curve" svg:x1="11.05cm" svg:y1="14.932cm" svg:x2="13.238cm" svg:y2="10.482cm" draw:start-shape="id4" draw:start-glue-point="0" draw:end-shape="id5" draw:end-glue-point="3" svg:d="M11050 14932c0-2967 729-4450 2188-4450" svg:viewBox="0 0 2189 4451">
          <text:p/>
        </draw:connector>
        <draw:connector draw:style-name="gr6" draw:text-style-name="P4" draw:layer="layout" draw:type="curve" svg:x1="12.3cm" svg:y1="15.566cm" svg:x2="12.3cm" svg:y2="15.566cm" draw:start-shape="id4" draw:start-glue-point="1" draw:end-shape="id4" draw:end-glue-point="1" svg:d="M12300 15566z" svg:viewBox="0 0 1 1">
          <text:p/>
        </draw:connector>
        <draw:connector draw:style-name="gr7" draw:text-style-name="P4" draw:layer="layout" draw:type="curve" svg:x1="14.351cm" svg:y1="9.9cm" svg:x2="12.673cm" svg:y2="7.282cm" draw:start-shape="id5" draw:start-glue-point="0" draw:end-shape="id1" draw:end-glue-point="3" svg:d="M14351 9900c0-1527-1090-1272-1698-1545s-733-1073 20-1073" svg:viewBox="0 0 2200 2619">
          <text:p/>
        </draw:connector>
        <draw:frame draw:style-name="gr8" draw:text-style-name="P5" xml:id="id8" draw:id="id8" draw:layer="controls" svg:width="1.173cm" svg:height="0.806cm" svg:x="12.827cm" svg:y="5.1cm">
          <draw:text-box draw:corner-radius="0.253cm">
            <text:p><text:span text:style-name="T4">hν</text:span></text:p>
          </draw:text-box>
        </draw:frame>
        <draw:frame draw:style-name="gr9" draw:text-style-name="P5" draw:layer="controls" svg:width="1.158cm" svg:height="0.813cm" svg:x="12.942cm" svg:y="8.587cm">
          <draw:text-box draw:corner-radius="0.42cm">
            <text:p><text:span text:style-name="T4">h</text:span><text:span text:style-name="T5">ν</text:span></text:p>
          </draw:text-box>
        </draw:frame>
        <draw:frame draw:style-name="gr10" draw:text-style-name="P5" draw:layer="controls" svg:width="0.98cm" svg:height="1.322cm" svg:x="8.72cm" svg:y="10.3cm">
          <draw:text-box draw:corner-radius="0.253cm">
            <text:p><text:span text:style-name="T4">e</text:span><text:span text:style-name="T6">-</text:span></text:p>
          </draw:text-box>
        </draw:frame>
        <draw:frame draw:style-name="gr11" draw:text-style-name="P5" draw:layer="controls" svg:width="0.98cm" svg:height="0.819cm" svg:x="11.3cm" svg:y="11.5cm">
          <draw:text-box>
            <text:p><text:span text:style-name="T4">e</text:span><text:span text:style-name="T6">-</text:span></text:p>
          </draw:text-box>
        </draw:frame>
        <draw:connector draw:style-name="gr6" draw:text-style-name="P4" draw:layer="controls" draw:type="curve" svg:x1="7.713cm" svg:y1="8.465cm" svg:x2="7.62cm" svg:y2="12.209cm" draw:start-shape="id6" draw:start-glue-point="2" draw:end-shape="id3" draw:end-glue-point="3" svg:d="M7713 8465c0 2371-297 1976-508 2319s-336 1425 415 1425" svg:viewBox="0 0 671 3745">
          <text:p/>
        </draw:connector>
        <draw:frame draw:style-name="gr12" draw:text-style-name="P6" draw:layer="controls" svg:width="1.138cm" svg:height="1.011cm" svg:x="6.8cm" svg:y="9.189cm">
          <draw:text-box>
            <text:p><text:span text:style-name="T7">H</text:span><text:span text:style-name="T8">2</text:span></text:p>
          </draw:text-box>
        </draw:frame>
        <draw:connector draw:style-name="gr6" draw:text-style-name="P4" draw:layer="controls" draw:type="curve" svg:x1="8.733cm" svg:y1="12.791cm" svg:x2="9.8cm" svg:y2="15.566cm" draw:start-shape="id3" draw:start-glue-point="2" draw:end-shape="id4" draw:end-glue-point="3" svg:d="M8733 12791c0 1850 355 2775 1067 2775" svg:viewBox="0 0 1068 2776">
          <text:p/>
        </draw:connector>
        <draw:frame draw:style-name="gr13" draw:text-style-name="P6" draw:layer="controls" svg:width="1.503cm" svg:height="1.623cm" svg:x="8.097cm" svg:y="14.277cm">
          <draw:text-box>
            <text:p><text:span text:style-name="T7">H</text:span><text:span text:style-name="T8">2</text:span></text:p>
          </draw:text-box>
        </draw:frame>
        <draw:custom-shape draw:style-name="gr3" draw:text-style-name="P3" xml:id="id7" draw:id="id7" draw:layer="layout" svg:width="2.226cm" svg:height="1.164cm" svg:x="23.412cm" svg:y="3.964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3.786cm" svg:y1="6.7cm" svg:x2="23.412cm" svg:y2="4.546cm" draw:start-shape="id1" draw:start-glue-point="0" draw:end-shape="id7" draw:end-glue-point="3" svg:d="M13786 6700c0-1436 3208-2154 9626-2154" svg:viewBox="0 0 9627 2155">
          <text:p/>
        </draw:connector>
        <draw:connector draw:style-name="gr6" draw:text-style-name="P4" draw:layer="layout" draw:type="curve" svg:x1="14cm" svg:y1="5.503cm" svg:x2="14cm" svg:y2="5.503cm" draw:start-shape="id8" draw:end-shape="id8" svg:d="M14000 5503z" svg:viewBox="0 0 1 1">
          <text:p/>
        </draw:connector>
        <draw:frame draw:style-name="gr14" draw:text-style-name="P5" draw:layer="layout" svg:width="1.173cm" svg:height="1.361cm" svg:x="16.838cm" svg:y="4.864cm">
          <draw:text-box draw:corner-radius="0.253cm">
            <text:p><text:span text:style-name="T4">hν</text:span></text:p>
          </draw:text-box>
        </draw:frame>
        <draw:custom-shape draw:style-name="gr3" draw:text-style-name="P3" xml:id="id9" draw:id="id9" draw:layer="layout" svg:width="2.226cm" svg:height="1.164cm" svg:x="17.238cm" svg:y="2.2cm">
          <text:p text:style-name="P1"><text:span text:style-name="T1">C</text:span><text:span text:style-name="T3">+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24.525cm" svg:y1="3.964cm" svg:x2="19.464cm" svg:y2="2.782cm" draw:start-shape="id7" draw:start-glue-point="0" draw:end-shape="id9" draw:end-glue-point="1" svg:d="M24525 3964c0-788-1687-1182-5061-1182" svg:viewBox="0 0 5062 1183">
          <text:p/>
        </draw:connector>
        <draw:frame draw:style-name="gr14" draw:text-style-name="P5" draw:layer="layout" svg:width="1.173cm" svg:height="1.361cm" svg:x="21.865cm" svg:y="2.203cm">
          <draw:text-box draw:corner-radius="0.253cm">
            <text:p><text:span text:style-name="T4">h</text:span><text:span text:style-name="T5">ν</text:span></text:p>
          </draw:text-box>
        </draw:frame>
        <draw:custom-shape draw:style-name="gr3" draw:text-style-name="P3" xml:id="id10" draw:id="id10" draw:layer="layout" svg:width="2.226cm" svg:height="1.164cm" svg:x="23.5cm" svg:y="7.236cm">
          <text:p text:style-name="P1"><text:span text:style-name="T1">CH</text:span>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138cm" svg:height="1.054cm" svg:x="24.8cm" svg:y="9.646cm">
          <draw:text-box>
            <text:p><text:span text:style-name="T7">H</text:span></text:p>
          </draw:text-box>
        </draw:frame>
        <draw:connector draw:style-name="gr6" draw:text-style-name="P4" draw:layer="layout" draw:type="curve" draw:line-skew="0cm -2.235cm" svg:x1="24.613cm" svg:y1="8.4cm" svg:x2="14.9cm" svg:y2="7.282cm" draw:start-shape="id10" draw:start-glue-point="2" draw:end-shape="id1" draw:end-glue-point="1" svg:d="M24613 8400c0 751-3824 626-5478 159s-1138-1277-4235-1277" svg:viewBox="0 0 9714 1655">
          <text:p/>
        </draw:connector>
        <draw:frame draw:style-name="gr16" draw:text-style-name="P5" draw:layer="layout" svg:width="0.7cm" svg:height="0.934cm" svg:x="18.038cm" svg:y="8.33cm">
          <draw:text-box draw:corner-radius="0.2cm">
            <text:p><text:span text:style-name="T4">N</text:span></text:p>
          </draw:text-box>
        </draw:frame>
        <draw:custom-shape draw:style-name="gr5" draw:text-style-name="P1" xml:id="id11" draw:id="id11" draw:layer="layout" svg:width="2.5cm" svg:height="1.268cm" svg:x="5.8cm" svg:y="15.8cm">
          <text:p text:style-name="P1"><text:span text:style-name="T1">CH</text:span><text:span text:style-name="T2">3</text:span><text:span text:style-name="T3">+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7.05cm" svg:y1="15.8cm" svg:x2="9.846cm" svg:y2="12.209cm" draw:start-shape="id11" draw:start-glue-point="0" draw:end-shape="id3" draw:end-glue-point="1" svg:d="M7050 15800c0-2256 1649-1879 2536-2213s1011-1378 260-1378" svg:viewBox="0 0 3290 3592">
          <text:p/>
        </draw:connector>
        <draw:frame draw:style-name="gr17" draw:text-style-name="P5" draw:layer="layout" svg:width="0.802cm" svg:height="0.933cm" svg:x="7.598cm" svg:y="13.3cm">
          <draw:text-box draw:corner-radius="0.602cm">
            <text:p><text:span text:style-name="T4">N</text:span></text:p>
          </draw:text-box>
        </draw:frame>
        <draw:custom-shape draw:style-name="gr4" draw:text-style-name="P1" xml:id="id12" draw:id="id12" draw:layer="layout" svg:width="2.227cm" svg:height="1.165cm" svg:x="3.473cm" svg:y="7.535cm">
          <text:p text:style-name="P1"><text:span text:style-name="T1">CH</text:span><text:span text:style-name="T3">+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draw:line-skew="0cm 3.527cm" svg:x1="4.586cm" svg:y1="8.7cm" svg:x2="6.6cm" svg:y2="7.882cm" draw:start-shape="id12" draw:start-glue-point="2" draw:end-shape="id6" draw:end-glue-point="3" svg:d="M4586 8700c0 750 956 625 1422 233s439-1051 592-1051" svg:viewBox="0 0 2015 1365">
          <text:p/>
        </draw:connector>
        <draw:frame draw:style-name="gr18" draw:text-style-name="P5" draw:layer="layout" svg:width="0.802cm" svg:height="0.806cm" svg:x="5cm" svg:y="8.594cm">
          <draw:text-box draw:corner-radius="0.602cm">
            <text:p><text:span text:style-name="T4">N</text:span></text:p>
          </draw:text-box>
        </draw:frame>
        <draw:custom-shape draw:style-name="gr4" draw:text-style-name="P1" xml:id="id13" draw:id="id13" draw:layer="layout" svg:width="2.227cm" svg:height="1.165cm" svg:x="9.7cm" svg:y="4.935cm">
          <text:p text:style-name="P1"><text:span text:style-name="T1">NH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0.813cm" svg:y1="6.1cm" svg:x2="8.827cm" svg:y2="7.882cm" draw:start-shape="id13" draw:start-glue-point="2" draw:end-shape="id6" draw:end-glue-point="1" svg:d="M10813 6100c0 1188-662 1782-1986 1782" svg:viewBox="0 0 1987 1783">
          <text:p/>
        </draw:connector>
        <draw:frame draw:style-name="gr19" draw:text-style-name="P5" draw:layer="layout" svg:width="1.2cm" svg:height="1.361cm" svg:x="9.9cm" svg:y="6.539cm">
          <draw:text-box draw:corner-radius="0.602cm">
            <text:p><text:span text:style-name="T4">C</text:span><text:span text:style-name="T6">+</text:span></text:p>
          </draw:text-box>
        </draw:frame>
        <draw:connector draw:style-name="gr6" draw:text-style-name="P4" draw:layer="layout" draw:type="curve" svg:x1="24.651cm" svg:y1="10.764cm" svg:x2="25.726cm" svg:y2="7.818cm" draw:start-shape="id14" draw:start-glue-point="0" draw:end-shape="id10" draw:end-glue-point="1" svg:d="M24651 10764c0-1773 788-1476 1245-1770s581-1176-170-1176" svg:viewBox="0 0 1614 2947">
          <text:p/>
        </draw:connector>
        <draw:connector draw:style-name="gr6" draw:text-style-name="P4" draw:layer="layout" draw:type="curve" svg:x1="8.3cm" svg:y1="16.434cm" svg:x2="25.726cm" svg:y2="7.818cm" draw:start-shape="id11" draw:start-glue-point="1" draw:end-shape="id10" draw:end-glue-point="1" svg:d="M8300 16434c26890 0 18177-8616 17426-8616" svg:viewBox="0 0 19364 8617">
          <text:p/>
        </draw:connector>
        <draw:frame draw:style-name="gr11" draw:text-style-name="P5" draw:layer="layout" svg:width="0.98cm" svg:height="0.819cm" svg:x="23.52cm" svg:y="14.881cm">
          <draw:text-box>
            <text:p><text:span text:style-name="T4">e</text:span><text:span text:style-name="T6">-</text:span></text:p>
          </draw:text-box>
        </draw:frame>
        <draw:connector draw:style-name="gr6" draw:text-style-name="P4" draw:layer="layout" draw:type="curve" svg:x1="8.3cm" svg:y1="16.434cm" svg:x2="25.765cm" svg:y2="11.346cm" draw:start-shape="id11" draw:start-glue-point="1" draw:end-shape="id14" draw:end-glue-point="1" svg:d="M8300 16434c26947 0 18215-5088 17465-5088" svg:viewBox="0 0 19405 5089">
          <text:p/>
        </draw:connector>
        <draw:connector draw:style-name="gr6" draw:text-style-name="P4" draw:layer="layout" draw:type="curve" draw:line-skew="-2.247cm" svg:x1="24.613cm" svg:y1="7.236cm" svg:x2="3.473cm" svg:y2="8.117cm" draw:start-shape="id10" draw:start-glue-point="0" draw:end-shape="id12" draw:end-glue-point="3" svg:d="M24613 7236c0-4122-10822-3436-16295-2185s-5598 3066-4845 3066" svg:viewBox="0 0 21472 4030">
          <text:p/>
        </draw:connector>
        <draw:frame draw:style-name="gr20" draw:text-style-name="P5" draw:layer="layout" svg:width="1.173cm" svg:height="1cm" svg:x="11.7cm" svg:y="3.7cm">
          <draw:text-box draw:corner-radius="0.253cm">
            <text:p><text:span text:style-name="T4">hν</text:span></text:p>
          </draw:text-box>
        </draw:frame>
        <draw:connector draw:style-name="gr6" draw:text-style-name="P4" draw:layer="layout" draw:type="curve" svg:x1="7.05cm" svg:y1="15.8cm" svg:x2="3.473cm" svg:y2="8.117cm" draw:start-shape="id11" draw:start-glue-point="0" draw:end-shape="id12" draw:end-glue-point="3" svg:d="M7050 15800c0-5325-2040-4437-3122-5027s-1208-2656-455-2656" svg:viewBox="0 0 4056 7684">
          <text:p/>
        </draw:connector>
        <draw:frame draw:style-name="gr9" draw:text-style-name="P5" draw:layer="layout" svg:width="1.158cm" svg:height="0.813cm" svg:x="4.6cm" svg:y="10.3cm">
          <draw:text-box draw:corner-radius="0.3cm">
            <text:p><text:span text:style-name="T4">h</text:span><text:span text:style-name="T5">ν</text:span></text:p>
          </draw:text-box>
        </draw:frame>
        <draw:custom-shape draw:style-name="gr5" draw:text-style-name="P1" xml:id="id15" draw:id="id15" draw:layer="layout" svg:width="2.5cm" svg:height="1.268cm" svg:x="3.4cm" svg:y="11.532cm">
          <text:p text:style-name="P1"><text:span text:style-name="T1">CH</text:span><text:span text:style-name="T2">2</text:span><text:span text:style-name="T3">+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4.65cm" svg:y1="12.8cm" svg:x2="5.8cm" svg:y2="16.434cm" draw:start-shape="id15" draw:start-glue-point="2" draw:end-shape="id11" draw:end-glue-point="3" svg:d="M4650 12800c0 2423 383 3634 1150 3634" svg:viewBox="0 0 1151 3635">
          <text:p/>
        </draw:connector>
        <draw:frame draw:style-name="gr13" draw:text-style-name="P6" draw:layer="layout" svg:width="1.503cm" svg:height="1.623cm" svg:x="3.9cm" svg:y="14.1cm">
          <draw:text-box>
            <text:p><text:span text:style-name="T7">H</text:span><text:span text:style-name="T8">2</text:span></text:p>
          </draw:text-box>
        </draw:frame>
        <draw:frame draw:style-name="gr21" draw:text-style-name="P7" draw:layer="layout" svg:width="6.6cm" svg:height="2.4cm" svg:x="2.1cm" svg:y="2.1cm">
          <draw:text-box>
            <text:p>n(H<text:span text:style-name="T9">2</text:span>): 10<text:span text:style-name="T10">4</text:span> – 10<text:span text:style-name="T10">6</text:span> cm<text:span text:style-name="T10">-3 </text:span></text:p>
            <text:p><text:span text:style-name="T11">G</text:span><text:span text:style-name="T9">0</text:span><text:span text:style-name="T11">: 10</text:span><text:span text:style-name="T10">1</text:span><text:span text:style-name="T11"> – 10</text:span><text:span text:style-name="T10">6</text:span></text:p>
          </draw:text-box>
        </draw:frame>
        <draw:connector draw:style-name="gr6" draw:text-style-name="P4" draw:layer="layout" draw:type="curve" draw:line-skew="0cm 1.038cm" svg:x1="7.713cm" svg:y1="8.465cm" svg:x2="12.673cm" svg:y2="7.282cm" draw:start-shape="id6" draw:start-glue-point="2" draw:end-shape="id1" draw:end-glue-point="3" svg:d="M7713 8465c0 750 2037 625 2945 142s686-1325 2015-1325" svg:viewBox="0 0 4961 1717">
          <text:p/>
        </draw:connector>
        <draw:frame draw:style-name="gr15" draw:text-style-name="P6" draw:layer="layout" svg:width="1.138cm" svg:height="1.054cm" svg:x="9.862cm" svg:y="8.1cm">
          <draw:text-box>
            <text:p><text:span text:style-name="T7">H</text:span></text:p>
          </draw:text-box>
        </draw:frame>
        <draw:custom-shape draw:style-name="gr3" draw:text-style-name="P1" xml:id="id16" draw:id="id16" draw:layer="layout" svg:width="2.226cm" svg:height="1.164cm" svg:x="13.8cm" svg:y="12.336cm">
          <text:p text:style-name="P1"><text:span text:style-name="T1">CNC</text:span><text:span text:style-name="T3">+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4.351cm" svg:y1="11.064cm" svg:x2="13.8cm" svg:y2="12.918cm" draw:start-shape="id5" draw:start-glue-point="2" draw:end-shape="id16" draw:end-glue-point="3" svg:d="M14351 11064c0 954-526 795-852 1020s-450 834 301 834" svg:viewBox="0 0 1109 1855">
          <text:p/>
        </draw:connector>
        <draw:frame draw:style-name="gr19" draw:text-style-name="P5" draw:layer="layout" svg:width="1.2cm" svg:height="1.361cm" svg:x="14.2cm" svg:y="11.3cm">
          <draw:text-box draw:corner-radius="0.602cm">
            <text:p><text:span text:style-name="T4">C</text:span><text:span text:style-name="T6">+</text:span></text:p>
          </draw:text-box>
        </draw:frame>
        <draw:custom-shape draw:style-name="gr3" draw:text-style-name="P1" xml:id="id17" draw:id="id17" draw:layer="layout" svg:width="2.226cm" svg:height="1.164cm" svg:x="17.7cm" svg:y="11.2cm">
          <text:p text:style-name="P1"><text:span text:style-name="T1">CCN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8.813cm" svg:y1="11.2cm" svg:x2="15.464cm" svg:y2="10.482cm" draw:start-shape="id17" draw:start-glue-point="0" draw:end-shape="id5" draw:end-glue-point="1" svg:d="M18813 11200c0-479-1116-718-3349-718" svg:viewBox="0 0 3350 719">
          <text:p/>
        </draw:connector>
        <draw:frame draw:style-name="gr15" draw:text-style-name="P6" draw:layer="layout" svg:width="1.138cm" svg:height="1.054cm" svg:x="16.6cm" svg:y="10.4cm">
          <draw:text-box>
            <text:p><text:span text:style-name="T7">H</text:span></text:p>
          </draw:text-box>
        </draw:frame>
        <draw:custom-shape draw:style-name="gr5" draw:text-style-name="P1" xml:id="id18" draw:id="id18" draw:layer="layout" svg:width="2.5cm" svg:height="1.268cm" svg:x="24.9cm" svg:y="5.732cm">
          <text:p text:style-name="P1"><text:span text:style-name="T1">C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26.15cm" svg:y1="5.732cm" svg:x2="14.9cm" svg:y2="7.282cm" draw:start-shape="id18" draw:start-glue-point="0" draw:end-shape="id1" draw:end-glue-point="1" svg:d="M26150 5732c0-751-3125-626-4063-51s313 1601-7187 1601" svg:viewBox="0 0 11251 2074">
          <text:p/>
        </draw:connector>
        <draw:frame draw:style-name="gr19" draw:text-style-name="P5" draw:layer="layout" svg:width="1.2cm" svg:height="1.361cm" svg:x="19.5cm" svg:y="6.3cm">
          <draw:text-box draw:corner-radius="0.602cm">
            <text:p><text:span text:style-name="T4">C</text:span></text:p>
          </draw:text-box>
        </draw:frame>
        <draw:custom-shape draw:style-name="gr3" draw:text-style-name="P1" xml:id="id19" draw:id="id19" draw:layer="layout" svg:width="2.226cm" svg:height="1.164cm" svg:x="21.5cm" svg:y="12.3cm">
          <text:p text:style-name="P1"><text:span text:style-name="T1">CCH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22.613cm" svg:y1="12.3cm" svg:x2="19.926cm" svg:y2="11.782cm" draw:start-shape="id19" draw:start-glue-point="0" draw:end-shape="id17" draw:end-glue-point="1" svg:d="M22613 12300c0-346-895-518-2687-518" svg:viewBox="0 0 2688 519">
          <text:p/>
        </draw:connector>
        <draw:frame draw:style-name="gr16" draw:text-style-name="P5" draw:layer="layout" svg:width="0.7cm" svg:height="0.934cm" svg:x="20.8cm" svg:y="11.066cm">
          <draw:text-box draw:corner-radius="0.2cm">
            <text:p><text:span text:style-name="T4">N</text:span></text:p>
          </draw:text-box>
        </draw:frame>
        <draw:custom-shape draw:style-name="gr5" draw:text-style-name="P1" xml:id="id20" draw:id="id20" draw:layer="layout" svg:width="2.5cm" svg:height="1.268cm" svg:x="12.4cm" svg:y="17.1cm">
          <text:p text:style-name="P1"><text:span text:style-name="T1">CH</text:span><text:span text:style-name="T2">2</text:span><text:span text:style-name="T12">CN</text:span><text:span text:style-name="T3">+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3.65cm" svg:y1="17.1cm" svg:x2="19.926cm" svg:y2="11.782cm" draw:start-shape="id20" draw:start-glue-point="0" draw:end-shape="id17" draw:end-glue-point="1" svg:d="M13650 17100c0-3552 3389-2959 5146-3401s1881-1917 1130-1917" svg:viewBox="0 0 6713 5319">
          <text:p/>
        </draw:connector>
        <draw:frame draw:style-name="gr11" draw:text-style-name="P5" draw:layer="layout" svg:width="0.98cm" svg:height="0.819cm" svg:x="18.2cm" svg:y="13cm">
          <draw:text-box>
            <text:p><text:span text:style-name="T4">e</text:span><text:span text:style-name="T6">-</text:span></text:p>
          </draw:text-box>
        </draw:frame>
        <draw:custom-shape draw:style-name="gr5" draw:text-style-name="P1" xml:id="id21" draw:id="id21" draw:layer="layout" svg:width="2.5cm" svg:height="1.268cm" svg:x="2cm" svg:y="16.2cm">
          <text:p text:style-name="P1"><text:span text:style-name="T1">C</text:span><text:span text:style-name="T2">2</text:span><text:span text:style-name="T1">H</text:span><text:span text:style-name="T2">2</text:span><text:span text:style-name="T3">+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draw:line-skew="1.044cm" svg:x1="3.25cm" svg:y1="17.468cm" svg:x2="27.4cm" svg:y2="6.366cm" draw:start-shape="id21" draw:start-glue-point="2" draw:end-shape="id18" draw:end-glue-point="1" svg:d="M3250 17468c0 2317 12326 1932 18551-1423s6350-9679 5599-9679" svg:viewBox="0 0 24468 12573">
          <text:p/>
        </draw:connector>
        <draw:frame draw:style-name="gr11" draw:text-style-name="P5" draw:layer="layout" svg:width="0.98cm" svg:height="0.819cm" svg:x="7.3cm" svg:y="18.181cm">
          <draw:text-box>
            <text:p><text:span text:style-name="T4">e</text:span><text:span text:style-name="T6">-</text:span></text:p>
          </draw:text-box>
        </draw:frame>
        <draw:connector draw:style-name="gr6" draw:text-style-name="P4" draw:layer="layout" draw:type="curve" svg:x1="22.613cm" svg:y1="12.3cm" svg:x2="24.9cm" svg:y2="6.366cm" draw:start-shape="id19" draw:start-glue-point="0" draw:end-shape="id18" draw:end-glue-point="3" svg:d="M22613 12300c0-3956 762-5934 2287-5934" svg:viewBox="0 0 2288 5935">
          <text:p/>
        </draw:connector>
        <draw:frame draw:style-name="gr14" draw:text-style-name="P5" draw:layer="layout" svg:width="1.173cm" svg:height="1.361cm" svg:x="21.6cm" svg:y="7.1cm">
          <draw:text-box draw:corner-radius="0.253cm">
            <text:p><text:span text:style-name="T4">hν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8T12:24:55.927965074</meta:creation-date>
    <dc:date>2019-08-20T23:29:31.107606404</dc:date>
    <meta:editing-duration>PT8H3M13S</meta:editing-duration>
    <meta:editing-cycles>15</meta:editing-cycles>
    <meta:generator>LibreOffice/6.0.7.3$Linux_X86_64 LibreOffice_project/00m0$Build-3</meta:generator>
    <meta:document-statistic meta:object-count="75"/>
  </office:meta>
</office:document-meta>
</file>